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rsProcessorTests.preflightRequestWithEmpt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orsProcessorTests.actualRequestExpose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CorsProcessorTests.sameOrigi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CorsProcessorTests.actualRequestWithOriginHeaderAndNul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rsProcessorTests.requestWithoutOrigin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CorsProcessorTests.preflightRequestWrongAllow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orsProcessorTests.actualRequestWithOrigin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rsProcessorTests.actualReques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CorsProcessorTests.corsRequest( Http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orsProcessorTests.actual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rsProcessorTests.preflightRequestAllOrigins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orsProcessorTests.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rsProcessorTests.preflightRequestWithRequestAndMethodHeaderButNo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orsProcessorTests.preventDuplicatedVar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CorsProcessorTests.preflightRequestCredentialsWithWildcard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CorsProcessorTests.actualRequestCaseInsensitiveOrigi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ors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rsProcessorTests.preflightRequestAllowsAll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CorsProcessorTests.actualRequestCredentialsWithWildcard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CorsProcessorTests.preflightRequestMatchedAllow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orsProcessorTests.preflightRequestWithNul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rsProcessorTests.preflightRequestWithou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orsProcessorTests.preflightReques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orsProcessorTests.preflightRequestAllowe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orsProcessorTests.actualRequestTrailingSlashOrigi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orsProcessorTests.preflightRequestTestWithOriginButWithoutOther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rsProcessorTests.preflightRequestValidRequestAn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CorsProcessorTests.actualRequestWithOriginHeaderAndAllowed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